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loext:contextual-spacing="false" fo:margin-top="0cm" fo:margin-bottom="0.212cm" fo:background-color="#ffffff">
        <style:background-image/>
      </style:paragraph-properties>
    </style:style>
    <style:style style:name="P4" style:family="paragraph" style:parent-style-name="HTML_20_Preformatted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HTML_20_Preformatted">
      <style:paragraph-properties fo:background-color="#f5f2f0" fo:padding="0.423cm" fo:border="0.026cm solid #cccccc">
        <style:background-image/>
      </style:paragraph-properties>
    </style:style>
    <style:style style:name="P6" style:family="paragraph" style:parent-style-name="HTML_20_Preformatted">
      <style:paragraph-properties fo:background-color="#f5f2f0" fo:padding="0.423cm" fo:border="0.026cm solid #cccccc">
        <style:background-image/>
      </style:paragraph-properties>
      <style:text-properties fo:color="#999999" style:font-name="Consolas" fo:font-size="9pt" style:font-size-asian="9pt" style:font-size-complex="9pt"/>
    </style:style>
    <style:style style:name="P7" style:family="paragraph" style:parent-style-name="HTML_20_Preformatted">
      <style:paragraph-properties fo:background-color="#f5f2f0" fo:padding="0.423cm" fo:border="0.026cm solid #cccccc">
        <style:background-image/>
      </style:paragraph-properties>
      <style:text-properties fo:color="#000000" fo:font-size="8pt" style:font-size-asian="8pt" style:font-size-complex="8pt"/>
    </style:style>
    <style:style style:name="P8" style:family="paragraph" style:parent-style-name="HTML_20_Preformatted">
      <style:paragraph-properties loext:contextual-spacing="false" fo:margin-top="0.212cm" fo:margin-bottom="0.212cm" fo:background-color="#f5f2f0" fo:padding="0.423cm" fo:border="0.026cm solid #cccccc">
        <style:background-image/>
      </style:paragraph-properties>
    </style:style>
    <style:style style:name="P9" style:family="paragraph" style:parent-style-name="HTML_20_Preformatted">
      <style:paragraph-properties loext:contextual-spacing="false" fo:margin-top="0.212cm" fo:margin-bottom="0.212cm" fo:background-color="#f5f2f0" fo:padding="0.423cm" fo:border="0.026cm solid #cccccc">
        <style:background-image/>
      </style:paragraph-properties>
      <style:text-properties fo:color="#000000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color="#1f4d78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1f4d78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2e74b5"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indent="1.249cm" style:auto-text-indent="false"/>
    </style:style>
    <style:style style:name="P15" style:family="paragraph" style:parent-style-name="Standard">
      <style:paragraph-properties loext:contextual-spacing="false" fo:margin-top="0.494cm" fo:margin-bottom="0.494cm" fo:line-height="100%" fo:text-align="start" style:justify-single-word="false" fo:background-color="#fdfdfd">
        <style:background-image/>
      </style:paragraph-properties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List_20_Paragraph" style:list-style-name="WWNum4"/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fo:color="#111111" style:font-name="Arial" fo:font-size="11.5pt" style:font-size-asian="11.5pt" style:font-name-complex="Arial1" style:font-size-complex="11.5pt"/>
    </style:style>
    <style:style style:name="T7" style:family="text">
      <style:text-properties fo:color="#0070c0"/>
    </style:style>
    <style:style style:name="T8" style:family="text">
      <style:text-properties fo:color="#0070c0" style:font-name="Consolas" fo:background-color="#f0f0f0" style:font-name-asian="Calibri1" loext:char-shading-value="0"/>
    </style:style>
    <style:style style:name="T9" style:family="text">
      <style:text-properties fo:color="#000000" style:font-name="Consolas" fo:font-size="9pt" style:font-size-asian="9pt" style:font-size-complex="9pt" loext:padding="0cm" loext:border="none"/>
    </style:style>
    <style:style style:name="T10" style:family="text">
      <style:text-properties fo:color="#000000" style:font-name="Consolas" loext:padding="0cm" loext:border="none"/>
    </style:style>
    <style:style style:name="T11" style:family="text">
      <style:text-properties fo:color="#000000" fo:font-size="8pt" style:font-size-asian="8pt" style:font-size-complex="8pt" loext:padding="0cm" loext:border="none"/>
    </style:style>
    <style:style style:name="T12" style:family="text">
      <style:text-properties fo:color="#a67f59" style:font-name="Consolas" fo:font-size="9pt" style:font-size-asian="9pt" style:font-size-complex="9pt" loext:padding="0cm" loext:border="none"/>
    </style:style>
    <style:style style:name="T13" style:family="text">
      <style:text-properties fo:color="#a67f59" fo:font-size="8pt" style:font-size-asian="8pt" style:font-size-complex="8pt" loext:padding="0cm" loext:border="none"/>
    </style:style>
    <style:style style:name="T14" style:family="text">
      <style:text-properties fo:color="#0077aa" style:font-name="Consolas" fo:font-size="9pt" style:font-size-asian="9pt" style:font-size-complex="9pt" loext:padding="0cm" loext:border="none"/>
    </style:style>
    <style:style style:name="T15" style:family="text">
      <style:text-properties fo:color="#0077aa" fo:font-size="8pt" style:font-size-asian="8pt" style:font-size-complex="8pt" loext:padding="0cm" loext:border="none"/>
    </style:style>
    <style:style style:name="T16" style:family="text">
      <style:text-properties fo:color="#999999" style:font-name="Consolas" fo:font-size="9pt" style:font-size-asian="9pt" style:font-size-complex="9pt" loext:padding="0cm" loext:border="none"/>
    </style:style>
    <style:style style:name="T17" style:family="text">
      <style:text-properties fo:color="#999999" fo:font-size="8pt" style:font-size-asian="8pt" style:font-size-complex="8pt" loext:padding="0cm" loext:border="none"/>
    </style:style>
    <style:style style:name="T18" style:family="text">
      <style:text-properties fo:color="#dd4a68" style:font-name="Consolas" fo:font-size="9pt" style:font-size-asian="9pt" style:font-size-complex="9pt" loext:padding="0cm" loext:border="none"/>
    </style:style>
    <style:style style:name="T19" style:family="text">
      <style:text-properties fo:color="#dd4a68" fo:font-size="8pt" style:font-size-asian="8pt" style:font-size-complex="8pt" loext:padding="0cm" loext:border="none"/>
    </style:style>
    <style:style style:name="T20" style:family="text">
      <style:text-properties fo:color="#669900" fo:font-size="8pt" style:font-size-asian="8pt" style:font-size-complex="8pt" loext:padding="0cm" loext:border="none"/>
    </style:style>
    <style:style style:name="T21" style:family="text">
      <style:text-properties fo:color="#708090" fo:font-size="8pt" style:font-size-asian="8pt" style:font-size-complex="8pt" loext:padding="0cm" loext:border="none"/>
    </style:style>
    <style:style style:name="T22" style:family="text">
      <style:text-properties fo:color="#990055" fo:font-size="8pt" style:font-size-asian="8pt" style:font-size-complex="8pt" loext:padding="0cm" loext:border="none"/>
    </style:style>
    <style:style style:name="T23" style:family="text">
      <style:text-properties fo:color="#444444" style:font-name="Consolas" fo:background-color="#f0f0f0" style:font-name-asian="Calibri1" loext:char-shading-value="0"/>
    </style:style>
    <style:style style:name="T24" style:family="text">
      <style:text-properties fo:color="#212121" style:font-name="Arial" fo:font-size="16.5pt" style:font-size-asian="16.5pt" style:font-name-complex="Arial1" style:font-size-complex="16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Files</text:h>
      <text:h text:style-name="Heading_20_1" text:outline-level="1">Android Estudio V3.0.17/Flutter</text:h>
      <text:p text:style-name="Standard"/>
      <text:p text:style-name="Standard">Objetivo:Administrar datos en disco</text:p>
      <text:p text:style-name="Standard"/>
      <text:p text:style-name="Standard">F.Creación: 12-5-2018</text:p>
      <text:p text:style-name="Standard"/>
      <text:p text:style-name="P10">Programa:</text:p>
      <text:p text:style-name="P10"/>
      <text:p text:style-name="P10">Fuente:<text:tab/><text:a xlink:type="simple" xlink:href="https://flutter.io/cookbook/persistence/reading-writing-files/" text:style-name="ListLabel_20_10" text:visited-style-name="ListLabel_20_10"><text:span text:style-name="Internet_20_link">Ver fuente</text:span></text:a></text:p>
      <text:p text:style-name="P10"><text:tab/><text:tab/><text:a xlink:type="simple" xlink:href="http://www.dartlang.cc/dart-by-example/" text:style-name="ListLabel_20_10" text:visited-style-name="ListLabel_20_10"><text:span text:style-name="Internet_20_link">Dart por ejemplo</text:span></text:a><text:span text:style-name="Internet_20_link"><text:tab/></text:span></text:p>
      <text:p text:style-name="P10"><text:tab/><text:tab/><text:a xlink:type="simple" xlink:href="../../../../../../C:/misTextos/Diccionario-Flutter/fs_shim.dart" text:style-name="ListLabel_20_10" text:visited-style-name="ListLabel_20_10"><text:span text:style-name="Internet_20_link">Libreria mas comoda fs_shim</text:span></text:a></text:p>
      <text:p text:style-name="P10"><text:span text:style-name="Internet_20_link"><text:tab/><text:tab/></text:span><text:a xlink:type="simple" xlink:href="https://developer.apple.com/library/archive/documentation/FileManagement/Conceptual/FileSystemProgrammingGuide/FileSystemOverview/FileSystemOverview.html" text:style-name="Internet_20_link" text:visited-style-name="Visited_20_Internet_20_Link"><text:span text:style-name="Internet_20_link">Directorios en mac</text:span></text:a></text:p>
      <text:p text:style-name="P10"/>
      <text:h text:style-name="P2" text:outline-level="2">Reading and Writing Files</text:h>
      <text:p text:style-name="Standard">Es necesario usar el plugin path_provider con la librería dart:io</text:p>
      <text:h text:style-name="Heading_20_2" text:outline-level="2">Direcciones</text:h>
      <text:list xml:id="list8638881962528206546" text:style-name="WWNum4">
        <text:list-item>
          <text:p text:style-name="P18">Colocar libreria</text:p>
        </text:list-item>
        <text:list-item>
          <text:p text:style-name="P18">Encontrar la ruta correcta</text:p>
        </text:list-item>
        <text:list-item>
          <text:p text:style-name="P18">Crear una referencia al archivo</text:p>
        </text:list-item>
        <text:list-item>
          <text:p text:style-name="P18">escribir</text:p>
        </text:list-item>
        <text:list-item>
          <text:p text:style-name="P18">Leer</text:p>
        </text:list-item>
      </text:list>
      <text:h text:style-name="Heading_20_3" text:outline-level="3">1. Colocar librería</text:h>
      <text:p text:style-name="P14">Librería <text:span text:style-name="T4">path_provider: </text:span><text:span text:style-name="T5">"^0.3.1"</text:span></text:p>
      <text:h text:style-name="Heading_20_3" text:outline-level="3">2. Encontrar la ruta correcta</text:h>
      <text:p text:style-name="Standard"/>
      <text:p text:style-name="Standard">Existen dos dispositivos de archivos para path_provider</text:p>
      <text:p text:style-name="Standard"><text:span text:style-name="Emphasis"><text:span text:style-name="T6">Temporary directory:</text:span></text:span><text:span text:style-name="T6"> </text:span>En ios<text:span text:style-name="T6"> </text:span>corresponde con<text:span text:style-name="T6"> </text:span><text:a xlink:type="simple" xlink:href="https://developer.apple.com/reference/foundation/1409211-nstemporarydirectory" text:style-name="ListLabel_20_11" text:visited-style-name="ListLabel_20_11"><text:span text:style-name="T7">NSTemporaryDirectory()</text:span></text:a><text:span text:style-name="T6"> </text:span>y sobre<text:span text:style-name="T6"> </text:span>android<text:span text:style-name="T6"> </text:span><text:a xlink:type="simple" xlink:href="https://developer.android.com/reference/android/content/Context.html#getCacheDir()" text:style-name="ListLabel_20_11" text:visited-style-name="ListLabel_20_11"><text:span text:style-name="T7">getCacheDir()</text:span></text:a><text:span text:style-name="T6"> </text:span></text:p>
      <text:p text:style-name="P15"><text:span text:style-name="Emphasis"><text:span text:style-name="T6">Documents directory: </text:span></text:span>En ios esto corresponde<text:span text:style-name="T6"> </text:span><text:span text:style-name="HTML_20_Code"><text:span text:style-name="T8">NSDocumentDirectory</text:span></text:span>. Sobre Android, es el directorio <text:span text:style-name="T7">AppData</text:span>.</text:p>
      <text:p text:style-name="P4"/>
      <text:p text:style-name="P15"/>
      <text:p text:style-name="Standard">En este caso deseamos el directorio de documentos:</text:p>
      <text:p text:style-name="P5"><text:span text:style-name="n"><text:span text:style-name="T9">Future</text:span></text:span><text:span text:style-name="o"><text:span text:style-name="T12">&lt;</text:span></text:span><text:span text:style-name="kt"><text:span text:style-name="T9">String</text:span></text:span><text:span text:style-name="o"><text:span text:style-name="T12">&gt;</text:span></text:span><text:span text:style-name="HTML_20_Code"><text:span text:style-name="T9"> </text:span></text:span><text:span text:style-name="kd"><text:span text:style-name="T14">get</text:span></text:span><text:span text:style-name="HTML_20_Code"><text:span text:style-name="T9"> </text:span></text:span><text:span text:style-name="n"><text:span text:style-name="T9">_localPath</text:span></text:span><text:span text:style-name="HTML_20_Code"><text:span text:style-name="T9"> </text:span></text:span><text:span text:style-name="n"><text:span text:style-name="T14">async</text:span></text:span><text:span text:style-name="HTML_20_Code"><text:span text:style-name="T9"> </text:span></text:span><text:span text:style-name="o"><text:span text:style-name="T16">{</text:span></text:span></text:p>
      <text:p text:style-name="P5"><text:span text:style-name="HTML_20_Code"><text:span text:style-name="T9"><text:s text:c="2"/></text:span></text:span><text:span text:style-name="kd"><text:span text:style-name="T14">final</text:span></text:span><text:span text:style-name="HTML_20_Code"><text:span text:style-name="T9"> </text:span></text:span><text:span text:style-name="n"><text:span text:style-name="T9">directory</text:span></text:span><text:span text:style-name="HTML_20_Code"><text:span text:style-name="T9"> </text:span></text:span><text:span text:style-name="o"><text:span text:style-name="T12">=</text:span></text:span><text:span text:style-name="HTML_20_Code"><text:span text:style-name="T9"> </text:span></text:span><text:span text:style-name="n"><text:span text:style-name="T14">await</text:span></text:span><text:span text:style-name="HTML_20_Code"><text:span text:style-name="T9"> </text:span></text:span><text:span text:style-name="n"><text:span text:style-name="T18">getApplicationDocumentsDirectory</text:span></text:span><text:span text:style-name="token"><text:span text:style-name="T16">();</text:span></text:span></text:p>
      <text:p text:style-name="P5"><text:span text:style-name="HTML_20_Code"><text:span text:style-name="T9"><text:s text:c="2"/></text:span></text:span></text:p>
      <text:p text:style-name="P5"><text:span text:style-name="HTML_20_Code"><text:span text:style-name="T9"><text:s text:c="2"/></text:span></text:span><text:span text:style-name="k"><text:span text:style-name="T14">return</text:span></text:span><text:span text:style-name="HTML_20_Code"><text:span text:style-name="T9"> </text:span></text:span><text:span text:style-name="n"><text:span text:style-name="T9">directory</text:span></text:span><text:span text:style-name="o"><text:span text:style-name="T16">.</text:span></text:span><text:span text:style-name="na"><text:span text:style-name="T9">path</text:span></text:span><text:span text:style-name="o"><text:span text:style-name="T16">;</text:span></text:span></text:p>
      <text:p text:style-name="P5"><text:span text:style-name="o"><text:span text:style-name="T16">}</text:span></text:span></text:p>
      <text:p text:style-name="P6"><text:span text:style-name="o"/></text:p>
      <text:p text:style-name="P5"><text:span text:style-name="HTML_20_Code"><text:span text:style-name="T9">Si fuera el otro directorio</text:span></text:span></text:p>
      <text:p text:style-name="P5"><text:span text:style-name="kd"><text:span text:style-name="T15">final</text:span></text:span><text:span text:style-name="HTML_20_Code"><text:span text:style-name="T11"> </text:span></text:span><text:span text:style-name="n"><text:span text:style-name="T11">directory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Directory</text:span></text:span><text:span text:style-name="o"><text:span text:style-name="T17">.</text:span></text:span><text:span text:style-name="na"><text:span text:style-name="T11">systemTemp</text:span></text:span><text:span text:style-name="o"><text:span text:style-name="T17">.</text:span></text:span><text:span text:style-name="na"><text:span text:style-name="T19">createTemp</text:span></text:span><text:span text:style-name="token"><text:span text:style-name="T17">();</text:span></text:span></text:p>
      <text:h text:style-name="Heading_20_3" text:outline-level="3">2. Crea una referencia a la localización</text:h>
      <text:p text:style-name="P5"><text:span text:style-name="n"><text:span text:style-name="T11">Future</text:span></text:span><text:span text:style-name="o"><text:span text:style-name="T13">&lt;</text:span></text:span><text:span text:style-name="n"><text:span text:style-name="T11">File</text:span></text:span><text:span text:style-name="o"><text:span text:style-name="T13">&gt;</text:span></text:span><text:span text:style-name="HTML_20_Code"><text:span text:style-name="T11"> </text:span></text:span><text:span text:style-name="kd"><text:span text:style-name="T15">get</text:span></text:span><text:span text:style-name="HTML_20_Code"><text:span text:style-name="T11"> </text:span></text:span><text:span text:style-name="n"><text:span text:style-name="T11">_localFile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2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path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_localPath</text:span></text:span><text:span text:style-name="o"><text:span text:style-name="T17">;</text:span></text:span></text:p>
      <text:p text:style-name="P5"><text:span text:style-name="HTML_20_Code"><text:span text:style-name="T11"><text:s text:c="2"/></text:span></text:span><text:span text:style-name="k"><text:span text:style-name="T15">return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File</text:span></text:span><text:span text:style-name="o"><text:span text:style-name="T17">(</text:span></text:span><text:span text:style-name="s"><text:span text:style-name="T20">'</text:span></text:span><text:span text:style-name="si"><text:span text:style-name="T20">$path</text:span></text:span><text:span text:style-name="s"><text:span text:style-name="T20">/counter.txt'</text:span></text:span><text:span text:style-name="token"><text:span text:style-name="T17">);</text:span></text:span></text:p>
      <text:p text:style-name="P5"><text:span text:style-name="o"><text:span text:style-name="T17">}</text:span></text:span></text:p>
      <text:p text:style-name="P11"/>
      <text:h text:style-name="P1" text:outline-level="3">3. Escribir data al archivo</text:h>
      <text:p text:style-name="P8"><text:span text:style-name="n"><text:span text:style-name="T11">Future</text:span></text:span><text:span text:style-name="o"><text:span text:style-name="T13">&lt;</text:span></text:span><text:span text:style-name="n"><text:span text:style-name="T11">File</text:span></text:span><text:span text:style-name="o"><text:span text:style-name="T13">&gt;</text:span></text:span><text:span text:style-name="HTML_20_Code"><text:span text:style-name="T11"> </text:span></text:span><text:span text:style-name="n"><text:span text:style-name="T19">writeCounter</text:span></text:span><text:span text:style-name="o"><text:span text:style-name="T17">(</text:span></text:span><text:span text:style-name="kt"><text:span text:style-name="T11">int</text:span></text:span><text:span text:style-name="HTML_20_Code"><text:span text:style-name="T11"> </text:span></text:span><text:span text:style-name="n"><text:span text:style-name="T11">counter</text:span></text:span><text:span text:style-name="o"><text:span text:style-name="T17">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8"><text:span text:style-name="HTML_20_Code"><text:span text:style-name="T11"><text:s text:c="2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file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_localFile</text:span></text:span><text:span text:style-name="o"><text:span text:style-name="T17">;</text:span></text:span></text:p>
      <text:p text:style-name="P8"><text:span text:style-name="HTML_20_Code"><text:span text:style-name="T11"><text:s text:c="2"/></text:span></text:span></text:p>
      <text:p text:style-name="P8"><text:span text:style-name="HTML_20_Code"><text:span text:style-name="T11"><text:s text:c="2"/></text:span></text:span><text:span text:style-name="c1"><text:span text:style-name="T21">// Write the file</text:span></text:span></text:p>
      <text:p text:style-name="P8"><text:span text:style-name="HTML_20_Code"><text:span text:style-name="T11"><text:s text:c="2"/></text:span></text:span><text:span text:style-name="k"><text:span text:style-name="T15">return</text:span></text:span><text:span text:style-name="HTML_20_Code"><text:span text:style-name="T11"> </text:span></text:span><text:span text:style-name="n"><text:span text:style-name="T11">file</text:span></text:span><text:span text:style-name="o"><text:span text:style-name="T17">.</text:span></text:span><text:span text:style-name="na"><text:span text:style-name="T19">writeAsString</text:span></text:span><text:span text:style-name="o"><text:span text:style-name="T17">(</text:span></text:span><text:span text:style-name="s"><text:span text:style-name="T20">'</text:span></text:span><text:span text:style-name="si"><text:span text:style-name="T20">$counter</text:span></text:span><text:span text:style-name="s"><text:span text:style-name="T20">'</text:span></text:span><text:span text:style-name="token"><text:span text:style-name="T17">);</text:span></text:span></text:p>
      <text:p text:style-name="P8"><text:span text:style-name="o"><text:span text:style-name="T17">}</text:span></text:span></text:p>
      <text:p text:style-name="P12"/>
      <text:h text:style-name="Heading_20_3" text:outline-level="3">4. Leer datos del archivo</text:h>
      <text:p text:style-name="P5"><text:span text:style-name="n"><text:span text:style-name="T11">Future</text:span></text:span><text:span text:style-name="o"><text:span text:style-name="T13">&lt;</text:span></text:span><text:span text:style-name="kt"><text:span text:style-name="T11">int</text:span></text:span><text:span text:style-name="o"><text:span text:style-name="T13">&gt;</text:span></text:span><text:span text:style-name="HTML_20_Code"><text:span text:style-name="T11"> </text:span></text:span><text:span text:style-name="n"><text:span text:style-name="T19">readCounter</text:span></text:span><text:span text:style-name="token"><text:span text:style-name="T17">(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2"/></text:span></text:span><text:span text:style-name="k"><text:span text:style-name="T15">try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file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_localFile</text:span></text:span><text:span text:style-name="o"><text:span text:style-name="T17">;</text:span></text:span></text:p>
      <text:p text:style-name="P7"><text:span text:style-name="HTML_20_Code"/></text:p>
      <text:p text:style-name="P5"><text:span text:style-name="HTML_20_Code"><text:span text:style-name="T11"><text:s text:c="4"/></text:span></text:span><text:span text:style-name="c1"><text:span text:style-name="T21">// Read the file</text:span></text:span></text:p>
      <text:p text:style-name="P5"><text:span text:style-name="HTML_20_Code"><text:span text:style-name="T11"><text:s text:c="4"/></text:span></text:span><text:span text:style-name="kt"><text:span text:style-name="T11">String</text:span></text:span><text:span text:style-name="HTML_20_Code"><text:span text:style-name="T11"> </text:span></text:span><text:span text:style-name="n"><text:span text:style-name="T11">contents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file</text:span></text:span><text:span text:style-name="o"><text:span text:style-name="T17">.</text:span></text:span><text:span text:style-name="na"><text:span text:style-name="T19">readAsString</text:span></text:span><text:span text:style-name="token"><text:span text:style-name="T17">();</text:span></text:span></text:p>
      <text:p text:style-name="P7"><text:span text:style-name="HTML_20_Code"/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kt"><text:span text:style-name="T11">int</text:span></text:span><text:span text:style-name="o"><text:span text:style-name="T17">.</text:span></text:span><text:span text:style-name="na"><text:span text:style-name="T19">parse</text:span></text:span><text:span text:style-name="o"><text:span text:style-name="T17">(</text:span></text:span><text:span text:style-name="n"><text:span text:style-name="T11">contents</text:span></text:span><text:span text:style-name="token"><text:span text:style-name="T17">);</text:span></text:span></text:p>
      <text:p text:style-name="P5"><text:span text:style-name="HTML_20_Code"><text:span text:style-name="T11"><text:s text:c="2"/></text:span></text:span><text:span text:style-name="o"><text:span text:style-name="T17">}</text:span></text:span><text:span text:style-name="HTML_20_Code"><text:span text:style-name="T11"> </text:span></text:span><text:span text:style-name="k"><text:span text:style-name="T15">catch</text:span></text:span><text:span text:style-name="HTML_20_Code"><text:span text:style-name="T11"> </text:span></text:span><text:span text:style-name="o"><text:span text:style-name="T17">(</text:span></text:span><text:span text:style-name="n"><text:span text:style-name="T11">e</text:span></text:span><text:span text:style-name="o"><text:span text:style-name="T17">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c1"><text:span text:style-name="T21">// If we encounter an error, return 0</text:span></text:span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mi"><text:span text:style-name="T22">0</text:span></text:span><text:span text:style-name="o"><text:span text:style-name="T17">;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5"><text:span text:style-name="o"><text:span text:style-name="T17">}</text:span></text:span></text:p>
      <text:h text:style-name="Heading_20_2" text:outline-level="2"/>
      <text:h text:style-name="Heading_20_2" text:outline-level="2">Testing</text:h>
      <text:p text:style-name="Standard">En orden a probar el código necesitamos llamadas Mock para el <text:span text:style-name="HTML_20_Code"><text:span text:style-name="T23">MethodChannel</text:span></text:span><text:span text:style-name="T6">. </text:span>Es una clase que flutter usa para comunicarse con el host. (mock significa burla)</text:p>
      <text:p text:style-name="Standard">En nuestro test, no podemos interactuar con el dispositivo.Para burlar el método de lllamada, nosotros podemos proporcionar un setupAll,corriendo antes de que el test sea ejecutado.</text:p>
      <text:p text:style-name="P5"><text:span text:style-name="n"><text:span text:style-name="T19">setUpAll</text:span></text:span><text:span text:style-name="token"><text:span text:style-name="T17">((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2"/></text:span></text:span><text:span text:style-name="c1"><text:span text:style-name="T21">// Create a temporary directory to work with</text:span></text:span></text:p>
      <text:p text:style-name="P5"><text:span text:style-name="HTML_20_Code"><text:span text:style-name="T11"><text:s text:c="2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directory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Directory</text:span></text:span><text:span text:style-name="o"><text:span text:style-name="T17">.</text:span></text:span><text:span text:style-name="na"><text:span text:style-name="T11">systemTemp</text:span></text:span><text:span text:style-name="o"><text:span text:style-name="T17">.</text:span></text:span><text:span text:style-name="na"><text:span text:style-name="T19">createTemp</text:span></text:span><text:span text:style-name="token"><text:span text:style-name="T17">();</text:span></text:span></text:p>
      <text:p text:style-name="P5"><text:span text:style-name="HTML_20_Code"><text:span text:style-name="T11"><text:s text:c="2"/></text:span></text:span></text:p>
      <text:p text:style-name="P5"><text:span text:style-name="HTML_20_Code"><text:span text:style-name="T11"><text:s text:c="2"/></text:span></text:span><text:span text:style-name="c1"><text:span text:style-name="T21">// Mock out the MethodChannel for the path_provider plugin</text:span></text:span></text:p>
      <text:p text:style-name="P5"><text:span text:style-name="HTML_20_Code"><text:span text:style-name="T11"><text:s text:c="2"/></text:span></text:span><text:span text:style-name="kd"><text:span text:style-name="T15">const</text:span></text:span><text:span text:style-name="HTML_20_Code"><text:span text:style-name="T11"> </text:span></text:span><text:span text:style-name="n"><text:span text:style-name="T19">MethodChannel</text:span></text:span><text:span text:style-name="o"><text:span text:style-name="T17">(</text:span></text:span><text:span text:style-name="s"><text:span text:style-name="T20">'plugins.flutter.io/path_provider'</text:span></text:span><text:span text:style-name="o"><text:span text:style-name="T17">)</text:span></text:span></text:p>
      <text:p text:style-name="P5"><text:span text:style-name="HTML_20_Code"><text:span text:style-name="T11"><text:s text:c="6"/></text:span></text:span><text:span text:style-name="o"><text:span text:style-name="T17">.</text:span></text:span><text:span text:style-name="na"><text:span text:style-name="T19">setMockMethodCallHandler</text:span></text:span><text:span text:style-name="token"><text:span text:style-name="T17">((</text:span></text:span><text:span text:style-name="n"><text:span text:style-name="T11">MethodCall</text:span></text:span><text:span text:style-name="HTML_20_Code"><text:span text:style-name="T11"> </text:span></text:span><text:span text:style-name="n"><text:span text:style-name="T11">methodCall</text:span></text:span><text:span text:style-name="o"><text:span text:style-name="T17">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c1"><text:span text:style-name="T21">// If we're getting the apps documents directory, return the path to the</text:span></text:span></text:p>
      <text:p text:style-name="P5"><text:span text:style-name="HTML_20_Code"><text:span text:style-name="T11"><text:s text:c="4"/></text:span></text:span><text:span text:style-name="c1"><text:span text:style-name="T21">// temp directory on our test environment instead.</text:span></text:span></text:p>
      <text:p text:style-name="P5"><text:span text:style-name="HTML_20_Code"><text:span text:style-name="T11"><text:s text:c="4"/></text:span></text:span><text:span text:style-name="k"><text:span text:style-name="T15">if</text:span></text:span><text:span text:style-name="HTML_20_Code"><text:span text:style-name="T11"> </text:span></text:span><text:span text:style-name="o"><text:span text:style-name="T17">(</text:span></text:span><text:span text:style-name="n"><text:span text:style-name="T11">methodCall</text:span></text:span><text:span text:style-name="o"><text:span text:style-name="T17">.</text:span></text:span><text:span text:style-name="na"><text:span text:style-name="T11">method</text:span></text:span><text:span text:style-name="HTML_20_Code"><text:span text:style-name="T11"> </text:span></text:span><text:span text:style-name="o"><text:span text:style-name="T13">==</text:span></text:span><text:span text:style-name="HTML_20_Code"><text:span text:style-name="T11"> </text:span></text:span><text:span text:style-name="s"><text:span text:style-name="T20">'getApplicationDocumentsDirectory'</text:span></text:span><text:span text:style-name="o"><text:span text:style-name="T17">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6"/></text:span></text:span><text:span text:style-name="k"><text:span text:style-name="T15">return</text:span></text:span><text:span text:style-name="HTML_20_Code"><text:span text:style-name="T11"> </text:span></text:span><text:span text:style-name="n"><text:span text:style-name="T11">directory</text:span></text:span><text:span text:style-name="o"><text:span text:style-name="T17">.</text:span></text:span><text:span text:style-name="na"><text:span text:style-name="T11">path</text:span></text:span><text:span text:style-name="o"><text:span text:style-name="T17">;</text:span></text:span></text:p>
      <text:p text:style-name="P5"><text:span text:style-name="HTML_20_Code"><text:span text:style-name="T11"><text:s text:c="4"/></text:span></text:span><text:span text:style-name="o"><text:span text:style-name="T17">}</text:span></text:span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kc"><text:span text:style-name="T15">null</text:span></text:span><text:span text:style-name="o"><text:span text:style-name="T17">;</text:span></text:span></text:p>
      <text:p text:style-name="P5"><text:span text:style-name="HTML_20_Code"><text:span text:style-name="T11"><text:s text:c="2"/></text:span></text:span><text:span text:style-name="token"><text:span text:style-name="T17">});</text:span></text:span></text:p>
      <text:p text:style-name="P5"><text:span text:style-name="token"><text:span text:style-name="T17">});</text:span></text:span></text:p>
      <text:p text:style-name="P13"/>
      <text:h text:style-name="P2" text:outline-level="2">Complete Example</text:h>
      <text:p text:style-name="P8"><text:span text:style-name="kn"><text:span text:style-name="T15">import</text:span></text:span><text:span text:style-name="HTML_20_Code"><text:span text:style-name="T11"> </text:span></text:span><text:span text:style-name="s"><text:span text:style-name="T20">'dart:async'</text:span></text:span><text:span text:style-name="o"><text:span text:style-name="T17">;</text:span></text:span></text:p>
      <text:p text:style-name="P8"><text:span text:style-name="kn"><text:span text:style-name="T15">import</text:span></text:span><text:span text:style-name="HTML_20_Code"><text:span text:style-name="T11"> </text:span></text:span><text:span text:style-name="s"><text:span text:style-name="T20">'dart:io'</text:span></text:span><text:span text:style-name="o"><text:span text:style-name="T17">;</text:span></text:span></text:p>
      <text:p text:style-name="P9"><text:span text:style-name="HTML_20_Code"/></text:p>
      <text:p text:style-name="P8"><text:span text:style-name="kn"><text:span text:style-name="T15">import</text:span></text:span><text:span text:style-name="HTML_20_Code"><text:span text:style-name="T11"> </text:span></text:span><text:span text:style-name="s"><text:span text:style-name="T20">'package:flutter/foundation.dart'</text:span></text:span><text:span text:style-name="o"><text:span text:style-name="T17">;</text:span></text:span></text:p>
      <text:p text:style-name="P8"><text:span text:style-name="kn"><text:span text:style-name="T15">import</text:span></text:span><text:span text:style-name="HTML_20_Code"><text:span text:style-name="T11"> </text:span></text:span><text:span text:style-name="s"><text:span text:style-name="T20">'package:flutter/material.dart'</text:span></text:span><text:span text:style-name="o"><text:span text:style-name="T17">;</text:span></text:span></text:p>
      <text:p text:style-name="P8"><text:span text:style-name="kn"><text:span text:style-name="T15">import</text:span></text:span><text:span text:style-name="HTML_20_Code"><text:span text:style-name="T11"> </text:span></text:span><text:span text:style-name="s"><text:span text:style-name="T20">'package:path_provider/path_provider.dart'</text:span></text:span><text:span text:style-name="o"><text:span text:style-name="T17">;</text:span></text:span></text:p>
      <text:p text:style-name="P9"><text:span text:style-name="HTML_20_Code"/></text:p>
      <text:p text:style-name="P8"><text:span text:style-name="kt"><text:span text:style-name="T15">void</text:span></text:span><text:span text:style-name="HTML_20_Code"><text:span text:style-name="T11"> </text:span></text:span><text:span text:style-name="nf"><text:span text:style-name="T19">main</text:span></text:span><text:span text:style-name="p"><text:span text:style-name="T17">(</text:span></text:span><text:span text:style-name="o"><text:span text:style-name="T17">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0"><text:s text:c="2"/></text:span></text:span><text:span text:style-name="n"><text:span text:style-name="T19">runApp</text:span></text:span><text:span text:style-name="o"><text:span text:style-name="T17">(</text:span></text:span></text:p>
      <text:p text:style-name="P5"><text:span text:style-name="HTML_20_Code"><text:span text:style-name="T11"><text:s text:c="4"/></text:span></text:span><text:span text:style-name="k"><text:span text:style-name="T15">new</text:span></text:span><text:span text:style-name="HTML_20_Code"><text:span text:style-name="T11"> </text:span></text:span><text:span text:style-name="n"><text:span text:style-name="T11">MaterialApp</text:span></text:span><text:span text:style-name="o"><text:span text:style-name="T17">(</text:span></text:span></text:p>
      <text:p text:style-name="P5"><text:span text:style-name="HTML_20_Code"><text:span text:style-name="T11"><text:s text:c="6"/></text:span></text:span><text:span text:style-name="nl"><text:span text:style-name="T11">title</text:span></text:span><text:span text:style-name="token"><text:span text:style-name="T17">:</text:span></text:span><text:span text:style-name="HTML_20_Code"><text:span text:style-name="T11"> </text:span></text:span><text:span text:style-name="s"><text:span text:style-name="T20">'Reading and Writing Files'</text:span></text:span><text:span text:style-name="o"><text:span text:style-name="T17">,</text:span></text:span></text:p>
      <text:p text:style-name="P5"><text:span text:style-name="HTML_20_Code"><text:span text:style-name="T11"><text:s text:c="6"/></text:span></text:span><text:span text:style-name="nl"><text:span text:style-name="T11">home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FlutterDemo</text:span></text:span><text:span text:style-name="o"><text:span text:style-name="T17">(</text:span></text:span><text:span text:style-name="nl"><text:span text:style-name="T11">storage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CounterStorage</text:span></text:span><text:span text:style-name="token"><text:span text:style-name="T17">()),</text:span></text:span></text:p>
      <text:p text:style-name="P5"><text:span text:style-name="HTML_20_Code"><text:span text:style-name="T11"><text:s text:c="4"/></text:span></text:span><text:span text:style-name="token"><text:span text:style-name="T17">),</text:span></text:span></text:p>
      <text:p text:style-name="P5"><text:span text:style-name="HTML_20_Code"><text:span text:style-name="T11"><text:s text:c="2"/></text:span></text:span><text:span text:style-name="token"><text:span text:style-name="T17">);</text:span></text:span></text:p>
      <text:p text:style-name="P5"><text:span text:style-name="o"><text:span text:style-name="T17">}</text:span></text:span></text:p>
      <text:p text:style-name="P7"><text:span text:style-name="HTML_20_Code"/></text:p>
      <text:p text:style-name="P5"><text:span text:style-name="kd"><text:span text:style-name="T15">class</text:span></text:span><text:span text:style-name="HTML_20_Code"><text:span text:style-name="T11"> </text:span></text:span><text:span text:style-name="nc"><text:span text:style-name="T11">CounterStorage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2"/></text:span></text:span><text:span text:style-name="n"><text:span text:style-name="T11">Future</text:span></text:span><text:span text:style-name="o"><text:span text:style-name="T13">&lt;</text:span></text:span><text:span text:style-name="kt"><text:span text:style-name="T11">String</text:span></text:span><text:span text:style-name="o"><text:span text:style-name="T13">&gt;</text:span></text:span><text:span text:style-name="HTML_20_Code"><text:span text:style-name="T11"> </text:span></text:span><text:span text:style-name="kd"><text:span text:style-name="T15">get</text:span></text:span><text:span text:style-name="HTML_20_Code"><text:span text:style-name="T11"> </text:span></text:span><text:span text:style-name="n"><text:span text:style-name="T11">_localPath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directory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9">getApplicationDocumentsDirectory</text:span></text:span><text:span text:style-name="token"><text:span text:style-name="T17">();</text:span></text:span></text:p>
      <text:p text:style-name="P7"><text:span text:style-name="HTML_20_Code"/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n"><text:span text:style-name="T11">directory</text:span></text:span><text:span text:style-name="o"><text:span text:style-name="T17">.</text:span></text:span><text:span text:style-name="na"><text:span text:style-name="T11">path</text:span></text:span><text:span text:style-name="o"><text:span text:style-name="T17">;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"><text:span text:style-name="T11">Future</text:span></text:span><text:span text:style-name="o"><text:span text:style-name="T13">&lt;</text:span></text:span><text:span text:style-name="n"><text:span text:style-name="T11">File</text:span></text:span><text:span text:style-name="o"><text:span text:style-name="T13">&gt;</text:span></text:span><text:span text:style-name="HTML_20_Code"><text:span text:style-name="T11"> </text:span></text:span><text:span text:style-name="kd"><text:span text:style-name="T15">get</text:span></text:span><text:span text:style-name="HTML_20_Code"><text:span text:style-name="T11"> </text:span></text:span><text:span text:style-name="n"><text:span text:style-name="T11">_localFile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path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_localPath</text:span></text:span><text:span text:style-name="o"><text:span text:style-name="T17">;</text:span></text:span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File</text:span></text:span><text:span text:style-name="o"><text:span text:style-name="T17">(</text:span></text:span><text:span text:style-name="s"><text:span text:style-name="T20">'</text:span></text:span><text:span text:style-name="si"><text:span text:style-name="T20">$path</text:span></text:span><text:span text:style-name="s"><text:span text:style-name="T20">/counter.txt'</text:span></text:span><text:span text:style-name="token"><text:span text:style-name="T17">);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"><text:span text:style-name="T11">Future</text:span></text:span><text:span text:style-name="o"><text:span text:style-name="T13">&lt;</text:span></text:span><text:span text:style-name="kt"><text:span text:style-name="T11">int</text:span></text:span><text:span text:style-name="o"><text:span text:style-name="T13">&gt;</text:span></text:span><text:span text:style-name="HTML_20_Code"><text:span text:style-name="T11"> </text:span></text:span><text:span text:style-name="n"><text:span text:style-name="T19">readCounter</text:span></text:span><text:span text:style-name="token"><text:span text:style-name="T17">(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k"><text:span text:style-name="T15">try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6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file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_localFile</text:span></text:span><text:span text:style-name="o"><text:span text:style-name="T17">;</text:span></text:span></text:p>
      <text:p text:style-name="P7"><text:span text:style-name="HTML_20_Code"/></text:p>
      <text:p text:style-name="P5"><text:span text:style-name="HTML_20_Code"><text:span text:style-name="T11"><text:s text:c="6"/></text:span></text:span><text:span text:style-name="c1"><text:span text:style-name="T21">// Read the file</text:span></text:span></text:p>
      <text:p text:style-name="P5"><text:span text:style-name="HTML_20_Code"><text:span text:style-name="T11"><text:s text:c="6"/></text:span></text:span><text:span text:style-name="kt"><text:span text:style-name="T11">String</text:span></text:span><text:span text:style-name="HTML_20_Code"><text:span text:style-name="T11"> </text:span></text:span><text:span text:style-name="n"><text:span text:style-name="T11">contents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file</text:span></text:span><text:span text:style-name="o"><text:span text:style-name="T17">.</text:span></text:span><text:span text:style-name="na"><text:span text:style-name="T19">readAsString</text:span></text:span><text:span text:style-name="token"><text:span text:style-name="T17">();</text:span></text:span></text:p>
      <text:p text:style-name="P7"><text:span text:style-name="HTML_20_Code"/></text:p>
      <text:p text:style-name="P5"><text:span text:style-name="HTML_20_Code"><text:span text:style-name="T11"><text:s text:c="6"/></text:span></text:span><text:span text:style-name="k"><text:span text:style-name="T15">return</text:span></text:span><text:span text:style-name="HTML_20_Code"><text:span text:style-name="T11"> </text:span></text:span><text:span text:style-name="kt"><text:span text:style-name="T11">int</text:span></text:span><text:span text:style-name="o"><text:span text:style-name="T17">.</text:span></text:span><text:span text:style-name="na"><text:span text:style-name="T19">parse</text:span></text:span><text:span text:style-name="o"><text:span text:style-name="T17">(</text:span></text:span><text:span text:style-name="n"><text:span text:style-name="T11">contents</text:span></text:span><text:span text:style-name="token"><text:span text:style-name="T17">);</text:span></text:span></text:p>
      <text:p text:style-name="P5"><text:span text:style-name="HTML_20_Code"><text:span text:style-name="T11"><text:s text:c="4"/></text:span></text:span><text:span text:style-name="o"><text:span text:style-name="T17">}</text:span></text:span><text:span text:style-name="HTML_20_Code"><text:span text:style-name="T11"> </text:span></text:span><text:span text:style-name="k"><text:span text:style-name="T15">catch</text:span></text:span><text:span text:style-name="HTML_20_Code"><text:span text:style-name="T11"> </text:span></text:span><text:span text:style-name="o"><text:span text:style-name="T17">(</text:span></text:span><text:span text:style-name="n"><text:span text:style-name="T11">e</text:span></text:span><text:span text:style-name="o"><text:span text:style-name="T17">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6"/></text:span></text:span><text:span text:style-name="c1"><text:span text:style-name="T21">// If we encounter an error, return 0</text:span></text:span></text:p>
      <text:p text:style-name="P5"><text:span text:style-name="HTML_20_Code"><text:span text:style-name="T11"><text:s text:c="6"/></text:span></text:span><text:span text:style-name="k"><text:span text:style-name="T15">return</text:span></text:span><text:span text:style-name="HTML_20_Code"><text:span text:style-name="T11"> </text:span></text:span><text:span text:style-name="mi"><text:span text:style-name="T22">0</text:span></text:span><text:span text:style-name="o"><text:span text:style-name="T17">;</text:span></text:span></text:p>
      <text:p text:style-name="P5"><text:span text:style-name="HTML_20_Code"><text:span text:style-name="T11"><text:s text:c="4"/></text:span></text:span><text:span text:style-name="o"><text:span text:style-name="T17">}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"><text:span text:style-name="T11">Future</text:span></text:span><text:span text:style-name="o"><text:span text:style-name="T13">&lt;</text:span></text:span><text:span text:style-name="n"><text:span text:style-name="T11">File</text:span></text:span><text:span text:style-name="o"><text:span text:style-name="T13">&gt;</text:span></text:span><text:span text:style-name="HTML_20_Code"><text:span text:style-name="T11"> </text:span></text:span><text:span text:style-name="n"><text:span text:style-name="T19">writeCounter</text:span></text:span><text:span text:style-name="o"><text:span text:style-name="T17">(</text:span></text:span><text:span text:style-name="kt"><text:span text:style-name="T11">int</text:span></text:span><text:span text:style-name="HTML_20_Code"><text:span text:style-name="T11"> </text:span></text:span><text:span text:style-name="n"><text:span text:style-name="T11">counter</text:span></text:span><text:span text:style-name="o"><text:span text:style-name="T17">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8"><text:span text:style-name="HTML_20_Code"><text:span text:style-name="T11"><text:s text:c="4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file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5">await</text:span></text:span><text:span text:style-name="HTML_20_Code"><text:span text:style-name="T11"> </text:span></text:span><text:span text:style-name="n"><text:span text:style-name="T11">_localFile</text:span></text:span><text:span text:style-name="o"><text:span text:style-name="T17">;</text:span></text:span></text:p>
      <text:p text:style-name="P9"><text:span text:style-name="HTML_20_Code"/></text:p>
      <text:p text:style-name="P8"><text:span text:style-name="HTML_20_Code"><text:span text:style-name="T11"><text:s text:c="4"/></text:span></text:span><text:span text:style-name="c1"><text:span text:style-name="T21">// Write the file</text:span></text:span></text:p>
      <text:p text:style-name="P8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n"><text:span text:style-name="T11">file</text:span></text:span><text:span text:style-name="o"><text:span text:style-name="T17">.</text:span></text:span><text:span text:style-name="na"><text:span text:style-name="T19">writeAsString</text:span></text:span><text:span text:style-name="o"><text:span text:style-name="T17">(</text:span></text:span><text:span text:style-name="s"><text:span text:style-name="T20">'</text:span></text:span><text:span text:style-name="si"><text:span text:style-name="T20">$counter</text:span></text:span><text:span text:style-name="s"><text:span text:style-name="T20">'</text:span></text:span><text:span text:style-name="token"><text:span text:style-name="T17">);</text:span></text:span></text:p>
      <text:p text:style-name="P8"><text:span text:style-name="HTML_20_Code"><text:span text:style-name="T11"><text:s text:c="2"/></text:span></text:span><text:span text:style-name="o"><text:span text:style-name="T17">}</text:span></text:span></text:p>
      <text:p text:style-name="P8"><text:span text:style-name="o"><text:span text:style-name="T17">}</text:span></text:span></text:p>
      <text:p text:style-name="P7"><text:span text:style-name="HTML_20_Code"/></text:p>
      <text:p text:style-name="P5"><text:span text:style-name="kd"><text:span text:style-name="T15">class</text:span></text:span><text:span text:style-name="HTML_20_Code"><text:span text:style-name="T11"> </text:span></text:span><text:span text:style-name="nc"><text:span text:style-name="T11">FlutterDemo</text:span></text:span><text:span text:style-name="HTML_20_Code"><text:span text:style-name="T11"> </text:span></text:span><text:span text:style-name="kd"><text:span text:style-name="T15">extends</text:span></text:span><text:span text:style-name="HTML_20_Code"><text:span text:style-name="T11"> </text:span></text:span><text:span text:style-name="n"><text:span text:style-name="T11">StatefulWidget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2"/></text:span></text:span><text:span text:style-name="kd"><text:span text:style-name="T15">final</text:span></text:span><text:span text:style-name="HTML_20_Code"><text:span text:style-name="T11"> </text:span></text:span><text:span text:style-name="n"><text:span text:style-name="T11">CounterStorage</text:span></text:span><text:span text:style-name="HTML_20_Code"><text:span text:style-name="T11"> </text:span></text:span><text:span text:style-name="n"><text:span text:style-name="T11">storage</text:span></text:span><text:span text:style-name="o"><text:span text:style-name="T17">;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"><text:span text:style-name="T19">FlutterDemo</text:span></text:span><text:span text:style-name="token"><text:span text:style-name="T17">({</text:span></text:span><text:span text:style-name="n"><text:span text:style-name="T11">Key</text:span></text:span><text:span text:style-name="HTML_20_Code"><text:span text:style-name="T11"> </text:span></text:span><text:span text:style-name="n"><text:span text:style-name="T11">key</text:span></text:span><text:span text:style-name="o"><text:span text:style-name="T17">,</text:span></text:span><text:span text:style-name="HTML_20_Code"><text:span text:style-name="T11"> </text:span></text:span><text:span text:style-name="nd"><text:span text:style-name="T22">@required</text:span></text:span><text:span text:style-name="HTML_20_Code"><text:span text:style-name="T11"> </text:span></text:span><text:span text:style-name="k"><text:span text:style-name="T15">this</text:span></text:span><text:span text:style-name="o"><text:span text:style-name="T17">.</text:span></text:span><text:span text:style-name="na"><text:span text:style-name="T11">storage</text:span></text:span><text:span text:style-name="token"><text:span text:style-name="T17">})</text:span></text:span><text:span text:style-name="HTML_20_Code"><text:span text:style-name="T11"> </text:span></text:span><text:span text:style-name="o"><text:span text:style-name="T17">:</text:span></text:span><text:span text:style-name="HTML_20_Code"><text:span text:style-name="T11"> </text:span></text:span><text:span text:style-name="k"><text:span text:style-name="T15">super</text:span></text:span><text:span text:style-name="o"><text:span text:style-name="T17">(</text:span></text:span><text:span text:style-name="nl"><text:span text:style-name="T11">key</text:span></text:span><text:span text:style-name="token"><text:span text:style-name="T17">:</text:span></text:span><text:span text:style-name="HTML_20_Code"><text:span text:style-name="T11"> </text:span></text:span><text:span text:style-name="n"><text:span text:style-name="T11">key</text:span></text:span><text:span text:style-name="token"><text:span text:style-name="T17">);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d"><text:span text:style-name="T22">@override</text:span></text:span></text:p>
      <text:p text:style-name="P5"><text:soft-page-break/><text:span text:style-name="HTML_20_Code"><text:span text:style-name="T11"><text:s text:c="2"/></text:span></text:span><text:span text:style-name="n"><text:span text:style-name="T11">_FlutterDemoState</text:span></text:span><text:span text:style-name="HTML_20_Code"><text:span text:style-name="T11"> </text:span></text:span><text:span text:style-name="n"><text:span text:style-name="T19">createState</text:span></text:span><text:span text:style-name="token"><text:span text:style-name="T17">()</text:span></text:span><text:span text:style-name="HTML_20_Code"><text:span text:style-name="T11"> </text:span></text:span><text:span text:style-name="token"><text:span text:style-name="T13">=&gt;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_FlutterDemoState</text:span></text:span><text:span text:style-name="token"><text:span text:style-name="T17">();</text:span></text:span></text:p>
      <text:p text:style-name="P5"><text:span text:style-name="o"><text:span text:style-name="T17">}</text:span></text:span></text:p>
      <text:p text:style-name="P7"><text:span text:style-name="HTML_20_Code"/></text:p>
      <text:p text:style-name="P5"><text:span text:style-name="kd"><text:span text:style-name="T15">class</text:span></text:span><text:span text:style-name="HTML_20_Code"><text:span text:style-name="T11"> </text:span></text:span><text:span text:style-name="nc"><text:span text:style-name="T11">_FlutterDemoState</text:span></text:span><text:span text:style-name="HTML_20_Code"><text:span text:style-name="T11"> </text:span></text:span><text:span text:style-name="kd"><text:span text:style-name="T15">extends</text:span></text:span><text:span text:style-name="HTML_20_Code"><text:span text:style-name="T11"> </text:span></text:span><text:span text:style-name="n"><text:span text:style-name="T11">State</text:span></text:span><text:span text:style-name="o"><text:span text:style-name="T13">&lt;</text:span></text:span><text:span text:style-name="n"><text:span text:style-name="T11">FlutterDemo</text:span></text:span><text:span text:style-name="o"><text:span text:style-name="T13">&gt;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2"/></text:span></text:span><text:span text:style-name="kt"><text:span text:style-name="T11">int</text:span></text:span><text:span text:style-name="HTML_20_Code"><text:span text:style-name="T11"> </text:span></text:span><text:span text:style-name="n"><text:span text:style-name="T11">_counter</text:span></text:span><text:span text:style-name="o"><text:span text:style-name="T17">;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d"><text:span text:style-name="T22">@override</text:span></text:span></text:p>
      <text:p text:style-name="P5"><text:span text:style-name="HTML_20_Code"><text:span text:style-name="T11"><text:s text:c="2"/></text:span></text:span><text:span text:style-name="kt"><text:span text:style-name="T15">void</text:span></text:span><text:span text:style-name="HTML_20_Code"><text:span text:style-name="T11"> </text:span></text:span><text:span text:style-name="n"><text:span text:style-name="T19">initState</text:span></text:span><text:span text:style-name="token"><text:span text:style-name="T17">(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k"><text:span text:style-name="T15">super</text:span></text:span><text:span text:style-name="o"><text:span text:style-name="T17">.</text:span></text:span><text:span text:style-name="na"><text:span text:style-name="T19">initState</text:span></text:span><text:span text:style-name="token"><text:span text:style-name="T17">();</text:span></text:span></text:p>
      <text:p text:style-name="P5"><text:span text:style-name="HTML_20_Code"><text:span text:style-name="T11"><text:s text:c="4"/></text:span></text:span><text:span text:style-name="n"><text:span text:style-name="T11">widget</text:span></text:span><text:span text:style-name="o"><text:span text:style-name="T17">.</text:span></text:span><text:span text:style-name="na"><text:span text:style-name="T11">storage</text:span></text:span><text:span text:style-name="o"><text:span text:style-name="T17">.</text:span></text:span><text:span text:style-name="na"><text:span text:style-name="T19">readCounter</text:span></text:span><text:span text:style-name="token"><text:span text:style-name="T17">().</text:span></text:span><text:span text:style-name="na"><text:span text:style-name="T19">then</text:span></text:span><text:span text:style-name="token"><text:span text:style-name="T17">((</text:span></text:span><text:span text:style-name="kt"><text:span text:style-name="T11">int</text:span></text:span><text:span text:style-name="HTML_20_Code"><text:span text:style-name="T11"> </text:span></text:span><text:span text:style-name="n"><text:span text:style-name="T11">value</text:span></text:span><text:span text:style-name="o"><text:span text:style-name="T17">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6"/></text:span></text:span><text:span text:style-name="n"><text:span text:style-name="T19">setState</text:span></text:span><text:span text:style-name="token"><text:span text:style-name="T17">((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8"/></text:span></text:span><text:span text:style-name="n"><text:span text:style-name="T11">_counter</text:span></text:span><text:span text:style-name="HTML_20_Code"><text:span text:style-name="T11"> </text:span></text:span><text:span text:style-name="o"><text:span text:style-name="T13">=</text:span></text:span><text:span text:style-name="HTML_20_Code"><text:span text:style-name="T11"> </text:span></text:span><text:span text:style-name="n"><text:span text:style-name="T11">value</text:span></text:span><text:span text:style-name="o"><text:span text:style-name="T17">;</text:span></text:span></text:p>
      <text:p text:style-name="P5"><text:span text:style-name="HTML_20_Code"><text:span text:style-name="T11"><text:s text:c="6"/></text:span></text:span><text:span text:style-name="token"><text:span text:style-name="T17">});</text:span></text:span></text:p>
      <text:p text:style-name="P5"><text:span text:style-name="HTML_20_Code"><text:span text:style-name="T11"><text:s text:c="4"/></text:span></text:span><text:span text:style-name="token"><text:span text:style-name="T17">});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"><text:span text:style-name="T11">Future</text:span></text:span><text:span text:style-name="o"><text:span text:style-name="T13">&lt;</text:span></text:span><text:span text:style-name="n"><text:span text:style-name="T11">File</text:span></text:span><text:span text:style-name="o"><text:span text:style-name="T13">&gt;</text:span></text:span><text:span text:style-name="HTML_20_Code"><text:span text:style-name="T11"> </text:span></text:span><text:span text:style-name="n"><text:span text:style-name="T19">_incrementCounter</text:span></text:span><text:span text:style-name="token"><text:span text:style-name="T17">()</text:span></text:span><text:span text:style-name="HTML_20_Code"><text:span text:style-name="T11"> </text:span></text:span><text:span text:style-name="n"><text:span text:style-name="T15">async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n"><text:span text:style-name="T19">setState</text:span></text:span><text:span text:style-name="token"><text:span text:style-name="T17">((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6"/></text:span></text:span><text:span text:style-name="n"><text:span text:style-name="T11">_counter</text:span></text:span><text:span text:style-name="token"><text:span text:style-name="T13">++</text:span></text:span><text:span text:style-name="token"><text:span text:style-name="T17">;</text:span></text:span></text:p>
      <text:p text:style-name="P5"><text:span text:style-name="HTML_20_Code"><text:span text:style-name="T11"><text:s text:c="4"/></text:span></text:span><text:span text:style-name="token"><text:span text:style-name="T17">});</text:span></text:span></text:p>
      <text:p text:style-name="P7"><text:span text:style-name="HTML_20_Code"/></text:p>
      <text:p text:style-name="P5"><text:span text:style-name="HTML_20_Code"><text:span text:style-name="T11"><text:s text:c="4"/></text:span></text:span><text:span text:style-name="c1"><text:span text:style-name="T21">// write the variable as a string to the file</text:span></text:span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n"><text:span text:style-name="T11">widget</text:span></text:span><text:span text:style-name="o"><text:span text:style-name="T17">.</text:span></text:span><text:span text:style-name="na"><text:span text:style-name="T11">storage</text:span></text:span><text:span text:style-name="o"><text:span text:style-name="T17">.</text:span></text:span><text:span text:style-name="na"><text:span text:style-name="T19">writeCounter</text:span></text:span><text:span text:style-name="o"><text:span text:style-name="T17">(</text:span></text:span><text:span text:style-name="n"><text:span text:style-name="T11">_counter</text:span></text:span><text:span text:style-name="token"><text:span text:style-name="T17">);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7"><text:span text:style-name="HTML_20_Code"/></text:p>
      <text:p text:style-name="P5"><text:span text:style-name="HTML_20_Code"><text:span text:style-name="T11"><text:s text:c="2"/></text:span></text:span><text:span text:style-name="nd"><text:span text:style-name="T22">@override</text:span></text:span></text:p>
      <text:p text:style-name="P5"><text:span text:style-name="HTML_20_Code"><text:span text:style-name="T11"><text:s text:c="2"/></text:span></text:span><text:span text:style-name="n"><text:span text:style-name="T11">Widget</text:span></text:span><text:span text:style-name="HTML_20_Code"><text:span text:style-name="T11"> </text:span></text:span><text:span text:style-name="n"><text:span text:style-name="T19">build</text:span></text:span><text:span text:style-name="o"><text:span text:style-name="T17">(</text:span></text:span><text:span text:style-name="n"><text:span text:style-name="T11">BuildContext</text:span></text:span><text:span text:style-name="HTML_20_Code"><text:span text:style-name="T11"> </text:span></text:span><text:span text:style-name="n"><text:span text:style-name="T11">context</text:span></text:span><text:span text:style-name="o"><text:span text:style-name="T17">)</text:span></text:span><text:span text:style-name="HTML_20_Code"><text:span text:style-name="T11"> </text:span></text:span><text:span text:style-name="o"><text:span text:style-name="T17">{</text:span></text:span></text:p>
      <text:p text:style-name="P5"><text:span text:style-name="HTML_20_Code"><text:span text:style-name="T11"><text:s text:c="4"/></text:span></text:span><text:span text:style-name="k"><text:span text:style-name="T15">return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Scaffold</text:span></text:span><text:span text:style-name="o"><text:span text:style-name="T17">(</text:span></text:span></text:p>
      <text:p text:style-name="P5"><text:span text:style-name="HTML_20_Code"><text:span text:style-name="T11"><text:s text:c="6"/></text:span></text:span><text:span text:style-name="nl"><text:span text:style-name="T11">appBar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AppBar</text:span></text:span><text:span text:style-name="o"><text:span text:style-name="T17">(</text:span></text:span><text:span text:style-name="nl"><text:span text:style-name="T11">title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Text</text:span></text:span><text:span text:style-name="o"><text:span text:style-name="T17">(</text:span></text:span><text:span text:style-name="s"><text:span text:style-name="T20">'Reading and Writing Files'</text:span></text:span><text:span text:style-name="token"><text:span text:style-name="T17">)),</text:span></text:span></text:p>
      <text:p text:style-name="P5"><text:span text:style-name="HTML_20_Code"><text:span text:style-name="T11"><text:s text:c="6"/></text:span></text:span><text:span text:style-name="nl"><text:span text:style-name="T11">body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Center</text:span></text:span><text:span text:style-name="o"><text:span text:style-name="T17">(</text:span></text:span></text:p>
      <text:p text:style-name="P5"><text:span text:style-name="HTML_20_Code"><text:span text:style-name="T11"><text:s text:c="8"/></text:span></text:span><text:span text:style-name="nl"><text:span text:style-name="T11">child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Text</text:span></text:span><text:span text:style-name="o"><text:span text:style-name="T17">(</text:span></text:span></text:p>
      <text:p text:style-name="P5"><text:span text:style-name="HTML_20_Code"><text:span text:style-name="T11"><text:s text:c="10"/></text:span></text:span><text:span text:style-name="s"><text:span text:style-name="T20">'Button tapped </text:span></text:span><text:span text:style-name="si"><text:span text:style-name="T20">$_counter</text:span></text:span><text:span text:style-name="s"><text:span text:style-name="T20"> time</text:span></text:span><text:span text:style-name="token"><text:span text:style-name="T20">${_counter == 1 ? '' : '</text:span></text:span><text:span text:style-name="si"><text:span text:style-name="T11">s</text:span></text:span><text:span text:style-name="token"><text:span text:style-name="T20">'}</text:span></text:span><text:span text:style-name="s"><text:span text:style-name="T20">.'</text:span></text:span><text:span text:style-name="o"><text:span text:style-name="T17">,</text:span></text:span></text:p>
      <text:p text:style-name="P5"><text:span text:style-name="HTML_20_Code"><text:span text:style-name="T11"><text:s text:c="8"/></text:span></text:span><text:span text:style-name="token"><text:span text:style-name="T17">),</text:span></text:span></text:p>
      <text:p text:style-name="P5"><text:span text:style-name="HTML_20_Code"><text:span text:style-name="T11"><text:s text:c="6"/></text:span></text:span><text:span text:style-name="token"><text:span text:style-name="T17">),</text:span></text:span></text:p>
      <text:p text:style-name="P5"><text:span text:style-name="HTML_20_Code"><text:span text:style-name="T11"><text:s text:c="6"/></text:span></text:span><text:span text:style-name="nl"><text:span text:style-name="T11">floatingActionButton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FloatingActionButton</text:span></text:span><text:span text:style-name="o"><text:span text:style-name="T17">(</text:span></text:span></text:p>
      <text:p text:style-name="P5"><text:span text:style-name="HTML_20_Code"><text:span text:style-name="T11"><text:s text:c="8"/></text:span></text:span><text:span text:style-name="nl"><text:span text:style-name="T11">onPressed</text:span></text:span><text:span text:style-name="token"><text:span text:style-name="T17">:</text:span></text:span><text:span text:style-name="HTML_20_Code"><text:span text:style-name="T11"> </text:span></text:span><text:span text:style-name="n"><text:span text:style-name="T11">_incrementCounter</text:span></text:span><text:span text:style-name="o"><text:span text:style-name="T17">,</text:span></text:span></text:p>
      <text:p text:style-name="P5"><text:span text:style-name="HTML_20_Code"><text:span text:style-name="T11"><text:s text:c="8"/></text:span></text:span><text:span text:style-name="nl"><text:span text:style-name="T11">tooltip</text:span></text:span><text:span text:style-name="token"><text:span text:style-name="T17">:</text:span></text:span><text:span text:style-name="HTML_20_Code"><text:span text:style-name="T11"> </text:span></text:span><text:span text:style-name="s"><text:span text:style-name="T20">'Increment'</text:span></text:span><text:span text:style-name="o"><text:span text:style-name="T17">,</text:span></text:span></text:p>
      <text:p text:style-name="P5"><text:span text:style-name="HTML_20_Code"><text:span text:style-name="T11"><text:s text:c="8"/></text:span></text:span><text:span text:style-name="nl"><text:span text:style-name="T11">child</text:span></text:span><text:span text:style-name="token"><text:span text:style-name="T17">:</text:span></text:span><text:span text:style-name="HTML_20_Code"><text:span text:style-name="T11"> </text:span></text:span><text:span text:style-name="k"><text:span text:style-name="T15">new</text:span></text:span><text:span text:style-name="HTML_20_Code"><text:span text:style-name="T11"> </text:span></text:span><text:span text:style-name="n"><text:span text:style-name="T11">Icon</text:span></text:span><text:span text:style-name="o"><text:span text:style-name="T17">(</text:span></text:span><text:span text:style-name="n"><text:span text:style-name="T11">Icons</text:span></text:span><text:span text:style-name="o"><text:span text:style-name="T17">.</text:span></text:span><text:span text:style-name="na"><text:span text:style-name="T11">add</text:span></text:span><text:span text:style-name="token"><text:span text:style-name="T17">),</text:span></text:span></text:p>
      <text:p text:style-name="P5"><text:span text:style-name="HTML_20_Code"><text:span text:style-name="T11"><text:s text:c="6"/></text:span></text:span><text:span text:style-name="token"><text:span text:style-name="T17">),</text:span></text:span></text:p>
      <text:p text:style-name="P5"><text:span text:style-name="HTML_20_Code"><text:span text:style-name="T11"><text:s text:c="4"/></text:span></text:span><text:span text:style-name="token"><text:span text:style-name="T17">);</text:span></text:span></text:p>
      <text:p text:style-name="P5"><text:span text:style-name="HTML_20_Code"><text:span text:style-name="T11"><text:s text:c="2"/></text:span></text:span><text:span text:style-name="o"><text:span text:style-name="T17">}</text:span></text:span></text:p>
      <text:p text:style-name="P5"><text:span text:style-name="o"><text:span text:style-name="T17">}</text:span></text:span></text:p>
      <text:p text:style-name="P10"/>
      <text:p text:style-name="Standard"/>
      <text:h text:style-name="P3" text:outline-level="3">Los symlinks estan obsoletos<text:span text:style-name="T24"> </text:span><text:bookmark text:name="_GoBack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 fo:text-align="start" style:justify-single-word="false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size-asian="10pt" style:language-asian="es" style:country-asian="CL" style:font-name-complex="Courier New1" style:font-size-complex="10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CL" style:font-name-complex="Courier New1" style:font-size-complex="10pt"/>
    </style:style>
    <style:style style:name="n" style:family="text" style:parent-style-name="Default_20_Paragraph_20_Font"/>
    <style:style style:name="token" style:family="text" style:parent-style-name="Default_20_Paragraph_20_Font"/>
    <style:style style:name="o" style:family="text" style:parent-style-name="Default_20_Paragraph_20_Font"/>
    <style:style style:name="kt" style:family="text" style:parent-style-name="Default_20_Paragraph_20_Font"/>
    <style:style style:name="kd" style:family="text" style:parent-style-name="Default_20_Paragraph_20_Font"/>
    <style:style style:name="k" style:family="text" style:parent-style-name="Default_20_Paragraph_20_Font"/>
    <style:style style:name="na" style:family="text" style:parent-style-name="Default_20_Paragraph_20_Font"/>
    <style:style style:name="s" style:family="text" style:parent-style-name="Default_20_Paragraph_20_Font"/>
    <style:style style:name="si" style:family="text" style:parent-style-name="Default_20_Paragraph_20_Font"/>
    <style:style style:name="c1" style:family="text" style:parent-style-name="Default_20_Paragraph_20_Font"/>
    <style:style style:name="mi" style:family="text" style:parent-style-name="Default_20_Paragraph_20_Font"/>
    <style:style style:name="kc" style:family="text" style:parent-style-name="Default_20_Paragraph_20_Font"/>
    <style:style style:name="kn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l" style:family="text" style:parent-style-name="Default_20_Paragraph_20_Font"/>
    <style:style style:name="nc" style:family="text" style:parent-style-name="Default_20_Paragraph_20_Font"/>
    <style:style style:name="nd" style:family="text" style:parent-style-name="Default_20_Paragraph_20_Font"/>
    <style:style style:name="js-path-segment" style:family="text" style:parent-style-name="Default_20_Paragraph_20_Font"/>
    <style:style style:name="separator" style:family="text" style:parent-style-name="Default_20_Paragraph_20_Font"/>
    <style:style style:name="by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fo:color="#0070c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 de </text:span><text:span text:style-name="MT3"><text:page-count style:num-format="1">5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6</meta:editing-cycles>
    <meta:creation-date>2018-03-07T12:45:00</meta:creation-date>
    <dc:date>2019-02-19T15:26:40</dc:date>
    <meta:editing-duration>PT12H32M</meta:editing-duration>
    <meta:generator>OpenOffice/4.1.6$Unix OpenOffice.org_project/416m1$Build-9790</meta:generator>
    <meta:document-statistic meta:table-count="0" meta:image-count="0" meta:object-count="0" meta:page-count="5" meta:paragraph-count="156" meta:word-count="574" meta:character-count="4640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